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10000201000005B40000040B5402DCC4.pn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2" text:anchor-type="paragraph" svg:x="0.51cm" svg:y="0.651cm" svg:width="12.37cm" svg:height="8.67cm" draw:z-index="0"><draw:image xlink:href="Pictures/10000201000005B40000040B5402DCC4.png" xlink:type="simple" xlink:show="embed" xlink:actuate="onLoad"/></draw:frame></text:p>
      <text:p text:style-name="Standard"><draw:frame draw:style-name="fr1" draw:name="gráficos1" text:anchor-type="paragraph" svg:x="0.51cm" svg:y="7.043cm" svg:width="12.37cm" svg:height="8.67cm" draw:z-index="1"><draw:image xlink:href="Pictures/10000201000005B40000040B5402DCC4.png" xlink:type="simple" xlink:show="embed" xlink:actuate="onLoad"/></draw:frame><draw:frame draw:style-name="fr1" draw:name="gráficos3" text:anchor-type="paragraph" svg:x="0.51cm" svg:y="14.411cm" svg:width="12.37cm" svg:height="8.67cm" draw:z-index="2"><draw:image xlink:href="Pictures/10000201000005B40000040B5402DCC4.png" xlink:type="simple" xlink:show="embed" xlink:actuate="onLoad"/></draw:frame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blo </meta:initial-creator>
    <meta:creation-date>2014-08-16T13:05:36</meta:creation-date>
    <dc:date>2017-01-30T16:14:24</dc:date>
    <dc:creator>Pablo </dc:creator>
    <meta:editing-duration>PT1H52M23S</meta:editing-duration>
    <meta:editing-cycles>13</meta:editing-cycles>
    <meta:generator>OpenOffice/4.0.0$Unix OpenOffice.org_project/400m3$Build-9702</meta:generator>
    <meta:printed-by>j j</meta:printed-by>
    <meta:print-date>2017-01-03T20:15:52.93</meta:print-date>
    <meta:document-statistic meta:table-count="0" meta:image-count="3" meta:object-count="0" meta:page-count="1" meta:paragraph-count="0" meta:word-count="0" meta:character-count="0"/>
  </office:meta>
</office:document-meta>
</file>